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c2_inertias_30" table:style-name="ta1">
        <table:shapes>
          <draw:frame draw:z-index="0" draw:style-name="gr1" draw:text-style-name="P1" svg:width="453.51pt" svg:height="255.09pt" svg:x="281.4pt" svg:y="2.83pt">
            <draw:object draw:notify-on-update-of-ranges="tc2_inertias_30.A1:tc2_inertias_30.A1 tc2_inertias_30.A2:tc2_inertias_30.A31 tc2_inertias_30.B1:tc2_inertias_30.B1 tc2_inertias_30.B2:tc2_inertias_30.B31 tc2_inertias_30.C1:tc2_inertias_30.C1 tc2_inertias_30.C2:tc2_inertias_30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rotótipos</text:p>
          </table:table-cell>
          <table:table-cell table:style-name="Default" office:value-type="string" calcext:value-type="string">
            <text:p>SDD Classe 0</text:p>
          </table:table-cell>
          <table:table-cell table:style-name="Default" office:value-type="string" calcext:value-type="string">
            <text:p>SSD Classe 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081284262152.5" calcext:value-type="float">
            <text:p>6.71E+13</text:p>
          </table:table-cell>
          <table:table-cell office:value-type="float" office:value="9051247825759.54" calcext:value-type="float">
            <text:p>9.05E+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038241028586.4" calcext:value-type="float">
            <text:p>4.80E+13</text:p>
          </table:table-cell>
          <table:table-cell office:value-type="float" office:value="5318177459435.8" calcext:value-type="float">
            <text:p>5.32E+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796771991948.1" calcext:value-type="float">
            <text:p>3.88E+13</text:p>
          </table:table-cell>
          <table:table-cell office:value-type="float" office:value="3677506005651.48" calcext:value-type="float">
            <text:p>3.68E+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892817593010.2" calcext:value-type="float">
            <text:p>3.29E+13</text:p>
          </table:table-cell>
          <table:table-cell office:value-type="float" office:value="2728753183083.59" calcext:value-type="float">
            <text:p>2.73E+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718847904382.8" calcext:value-type="float">
            <text:p>2.87E+13</text:p>
          </table:table-cell>
          <table:table-cell office:value-type="float" office:value="2098362459039.85" calcext:value-type="float">
            <text:p>2.10E+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532480469526" calcext:value-type="float">
            <text:p>2.55E+13</text:p>
          </table:table-cell>
          <table:table-cell office:value-type="float" office:value="1676931372172.95" calcext:value-type="float">
            <text:p>1.68E+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964018028445.7" calcext:value-type="float">
            <text:p>2.30E+13</text:p>
          </table:table-cell>
          <table:table-cell office:value-type="float" office:value="1376118928418.97" calcext:value-type="float">
            <text:p>1.38E+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793402232874.1" calcext:value-type="float">
            <text:p>2.08E+13</text:p>
          </table:table-cell>
          <table:table-cell office:value-type="float" office:value="1140609727739.05" calcext:value-type="float">
            <text:p>1.14E+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58070169992.3" calcext:value-type="float">
            <text:p>1.91E+13</text:p>
          </table:table-cell>
          <table:table-cell office:value-type="float" office:value="958435112732.424" calcext:value-type="float">
            <text:p>9.58E+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454890828255.9" calcext:value-type="float">
            <text:p>1.75E+13</text:p>
          </table:table-cell>
          <table:table-cell office:value-type="float" office:value="820724328266.665" calcext:value-type="float">
            <text:p>8.21E+1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144663330425.1" calcext:value-type="float">
            <text:p>1.61E+13</text:p>
          </table:table-cell>
          <table:table-cell office:value-type="float" office:value="701652842749.864" calcext:value-type="float">
            <text:p>7.02E+1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966191340826.6" calcext:value-type="float">
            <text:p>1.50E+13</text:p>
          </table:table-cell>
          <table:table-cell office:value-type="float" office:value="601470648998.464" calcext:value-type="float">
            <text:p>6.01E+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13019479303.5" calcext:value-type="float">
            <text:p>1.40E+13</text:p>
          </table:table-cell>
          <table:table-cell office:value-type="float" office:value="523171523541.277" calcext:value-type="float">
            <text:p>5.23E+1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53007864027.7" calcext:value-type="float">
            <text:p>1.31E+13</text:p>
          </table:table-cell>
          <table:table-cell office:value-type="float" office:value="450521522606.87" calcext:value-type="float">
            <text:p>4.51E+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255012304126.8" calcext:value-type="float">
            <text:p>1.23E+13</text:p>
          </table:table-cell>
          <table:table-cell office:value-type="float" office:value="395666272920.52" calcext:value-type="float">
            <text:p>3.96E+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560360044073.9" calcext:value-type="float">
            <text:p>1.16E+13</text:p>
          </table:table-cell>
          <table:table-cell office:value-type="float" office:value="344083402376.256" calcext:value-type="float">
            <text:p>3.44E+1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893380835145.8" calcext:value-type="float">
            <text:p>1.09E+13</text:p>
          </table:table-cell>
          <table:table-cell office:value-type="float" office:value="302524843943.874" calcext:value-type="float">
            <text:p>3.03E+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332291203332.6" calcext:value-type="float">
            <text:p>1.03E+13</text:p>
          </table:table-cell>
          <table:table-cell office:value-type="float" office:value="264361276825.141" calcext:value-type="float">
            <text:p>2.64E+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755131017549.01" calcext:value-type="float">
            <text:p>9.76E+12</text:p>
          </table:table-cell>
          <table:table-cell office:value-type="float" office:value="231781280620.863" calcext:value-type="float">
            <text:p>2.32E+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232572969315.42" calcext:value-type="float">
            <text:p>9.23E+12</text:p>
          </table:table-cell>
          <table:table-cell office:value-type="float" office:value="205090430130.468" calcext:value-type="float">
            <text:p>2.05E+1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757684079232.12" calcext:value-type="float">
            <text:p>8.76E+12</text:p>
          </table:table-cell>
          <table:table-cell office:value-type="float" office:value="182093591118.477" calcext:value-type="float">
            <text:p>1.82E+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329822388610.6" calcext:value-type="float">
            <text:p>8.33E+12</text:p>
          </table:table-cell>
          <table:table-cell office:value-type="float" office:value="159585749931.537" calcext:value-type="float">
            <text:p>1.60E+1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954936022370.89" calcext:value-type="float">
            <text:p>7.95E+12</text:p>
          </table:table-cell>
          <table:table-cell office:value-type="float" office:value="140920428936.154" calcext:value-type="float">
            <text:p>1.41E+1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574539635502.38" calcext:value-type="float">
            <text:p>7.57E+12</text:p>
          </table:table-cell>
          <table:table-cell office:value-type="float" office:value="123876429440.414" calcext:value-type="float">
            <text:p>1.24E+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204778114427.87" calcext:value-type="float">
            <text:p>7.20E+12</text:p>
          </table:table-cell>
          <table:table-cell office:value-type="float" office:value="110384066583.036" calcext:value-type="float">
            <text:p>1.10E+1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899852433589.04" calcext:value-type="float">
            <text:p>6.90E+12</text:p>
          </table:table-cell>
          <table:table-cell office:value-type="float" office:value="97128506614.0524" calcext:value-type="float">
            <text:p>9.71E+1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596974762112.97" calcext:value-type="float">
            <text:p>6.60E+12</text:p>
          </table:table-cell>
          <table:table-cell office:value-type="float" office:value="86008395562.1421" calcext:value-type="float">
            <text:p>8.60E+1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314380208085.18" calcext:value-type="float">
            <text:p>6.31E+12</text:p>
          </table:table-cell>
          <table:table-cell office:value-type="float" office:value="76228132586.3236" calcext:value-type="float">
            <text:p>7.62E+1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42341220751.24" calcext:value-type="float">
            <text:p>6.04E+12</text:p>
          </table:table-cell>
          <table:table-cell office:value-type="float" office:value="67366296655.9741" calcext:value-type="float">
            <text:p>6.74E+1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779156397825.29" calcext:value-type="float">
            <text:p>5.78E+12</text:p>
          </table:table-cell>
          <table:table-cell office:value-type="float" office:value="59666983127.4547" calcext:value-type="float">
            <text:p>5.97E+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6:12:20.698848526</dc:date>
    <meta:editing-duration>PT5M47S</meta:editing-duration>
    <meta:editing-cycles>2</meta:editing-cycles>
    <meta:generator>LibreOffice/6.0.6.2$Linux_X86_64 LibreOffice_project/00m0$Build-2</meta:generator>
    <meta:document-statistic meta:table-count="1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32cm" svg:y="0.316cm" chart:style-name="ch2">
          <text:p>Índice SSD para cada classe em função de K</text:p>
        </chart:title>
        <chart:legend chart:legend-position="top" svg:x="5.285cm" svg:y="1.28cm" style:legend-expansion="wide" chart:style-name="ch3"/>
        <chart:plot-area chart:style-name="ch4" table:cell-range-address="tc2_inertias_30.A1:tc2_inertias_30.C31" chart:data-source-has-labels="both" svg:x="1.331cm" svg:y="2.058cm" svg:width="14.349cm" svg:height="5.781cm">
          <chartooo:coordinate-region svg:x="3.064cm" svg:y="2.058cm" svg:width="12.616cm" svg:height="4.527cm"/>
          <chart:axis chart:dimension="x" chart:name="primary-x" chart:style-name="ch5" chartooo:axis-type="auto">
            <chartooo:date-scale/>
            <chart:title svg:x="6.741cm" svg:y="8.019cm" chart:style-name="ch6">
              <text:p>Número de protótipos K</text:p>
            </chart:title>
            <chart:categories table:cell-range-address="tc2_inertias_30.A2:tc2_inertias_30.A31"/>
            <chart:grid chart:style-name="ch7" chart:class="major"/>
          </chart:axis>
          <chart:axis chart:dimension="y" chart:name="primary-y" chart:style-name="ch8">
            <chart:title svg:x="0.451cm" svg:y="5.336cm" chart:style-name="ch9">
              <text:p>SSD</text:p>
            </chart:title>
            <chart:grid chart:style-name="ch7" chart:class="major"/>
          </chart:axis>
          <chart:series chart:style-name="ch10" chart:values-cell-range-address="tc2_inertias_30.B2:tc2_inertias_30.B31" chart:label-cell-address="tc2_inertias_30.B1:tc2_inertias_30.B1" chart:class="chart:line">
            <chart:data-point chart:repeated="30"/>
          </chart:series>
          <chart:series chart:style-name="ch11" chart:values-cell-range-address="tc2_inertias_30.C2:tc2_inertias_30.C31" chart:label-cell-address="tc2_inertias_30.C1:tc2_inertias_30.C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D Classe 0</text:p>
                <draw:g>
                  <svg:desc>tc2_inertias_30.B1:tc2_inertias_30.B1</svg:desc>
                </draw:g>
              </table:table-cell>
              <table:table-cell office:value-type="string">
                <text:p>SSD Classe 1</text:p>
                <draw:g>
                  <svg:desc>tc2_inertias_30.C1:tc2_inertias_30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c2_inertias_30.A2:tc2_inertias_30.A31</svg:desc>
                </draw:g>
              </table:table-cell>
              <table:table-cell office:value-type="float" office:value="67081284262152.5">
                <text:p>67081284262152.5</text:p>
                <draw:g>
                  <svg:desc>tc2_inertias_30.B2:tc2_inertias_30.B31</svg:desc>
                </draw:g>
              </table:table-cell>
              <table:table-cell office:value-type="float" office:value="9051247825759.54">
                <text:p>9051247825759.54</text:p>
                <draw:g>
                  <svg:desc>tc2_inertias_30.C2:tc2_inertias_30.C3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038241028586.4">
                <text:p>48038241028586.4</text:p>
              </table:table-cell>
              <table:table-cell office:value-type="float" office:value="5318177459435.8">
                <text:p>5318177459435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796771991948.1">
                <text:p>38796771991948.1</text:p>
              </table:table-cell>
              <table:table-cell office:value-type="float" office:value="3677506005651.48">
                <text:p>3677506005651.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892817593010.2">
                <text:p>32892817593010.2</text:p>
              </table:table-cell>
              <table:table-cell office:value-type="float" office:value="2728753183083.59">
                <text:p>2728753183083.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8718847904382.8">
                <text:p>28718847904382.8</text:p>
              </table:table-cell>
              <table:table-cell office:value-type="float" office:value="2098362459039.85">
                <text:p>2098362459039.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5532480469526">
                <text:p>25532480469526</text:p>
              </table:table-cell>
              <table:table-cell office:value-type="float" office:value="1676931372172.95">
                <text:p>1676931372172.9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2964018028445.7">
                <text:p>22964018028445.7</text:p>
              </table:table-cell>
              <table:table-cell office:value-type="float" office:value="1376118928418.97">
                <text:p>1376118928418.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793402232874.1">
                <text:p>20793402232874.1</text:p>
              </table:table-cell>
              <table:table-cell office:value-type="float" office:value="1140609727739.05">
                <text:p>1140609727739.0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058070169992.3">
                <text:p>19058070169992.3</text:p>
              </table:table-cell>
              <table:table-cell office:value-type="float" office:value="958435112732.424">
                <text:p>958435112732.4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454890828255.9">
                <text:p>17454890828255.9</text:p>
              </table:table-cell>
              <table:table-cell office:value-type="float" office:value="820724328266.665">
                <text:p>820724328266.66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6144663330425.1">
                <text:p>16144663330425.1</text:p>
              </table:table-cell>
              <table:table-cell office:value-type="float" office:value="701652842749.864">
                <text:p>701652842749.86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4966191340826.6">
                <text:p>14966191340826.6</text:p>
              </table:table-cell>
              <table:table-cell office:value-type="float" office:value="601470648998.464">
                <text:p>601470648998.46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4013019479303.5">
                <text:p>14013019479303.5</text:p>
              </table:table-cell>
              <table:table-cell office:value-type="float" office:value="523171523541.277">
                <text:p>523171523541.27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3053007864027.7">
                <text:p>13053007864027.7</text:p>
              </table:table-cell>
              <table:table-cell office:value-type="float" office:value="450521522606.87">
                <text:p>450521522606.8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2255012304126.8">
                <text:p>12255012304126.8</text:p>
              </table:table-cell>
              <table:table-cell office:value-type="float" office:value="395666272920.52">
                <text:p>395666272920.5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560360044073.9">
                <text:p>11560360044073.9</text:p>
              </table:table-cell>
              <table:table-cell office:value-type="float" office:value="344083402376.256">
                <text:p>344083402376.25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893380835145.8">
                <text:p>10893380835145.8</text:p>
              </table:table-cell>
              <table:table-cell office:value-type="float" office:value="302524843943.874">
                <text:p>302524843943.87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332291203332.6">
                <text:p>10332291203332.6</text:p>
              </table:table-cell>
              <table:table-cell office:value-type="float" office:value="264361276825.141">
                <text:p>264361276825.14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755131017549.01">
                <text:p>9755131017549.01</text:p>
              </table:table-cell>
              <table:table-cell office:value-type="float" office:value="231781280620.863">
                <text:p>231781280620.86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232572969315.42">
                <text:p>9232572969315.42</text:p>
              </table:table-cell>
              <table:table-cell office:value-type="float" office:value="205090430130.468">
                <text:p>205090430130.46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8757684079232.12">
                <text:p>8757684079232.12</text:p>
              </table:table-cell>
              <table:table-cell office:value-type="float" office:value="182093591118.477">
                <text:p>182093591118.47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8329822388610.6">
                <text:p>8329822388610.6</text:p>
              </table:table-cell>
              <table:table-cell office:value-type="float" office:value="159585749931.537">
                <text:p>159585749931.53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7954936022370.89">
                <text:p>7954936022370.89</text:p>
              </table:table-cell>
              <table:table-cell office:value-type="float" office:value="140920428936.154">
                <text:p>140920428936.15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7574539635502.38">
                <text:p>7574539635502.38</text:p>
              </table:table-cell>
              <table:table-cell office:value-type="float" office:value="123876429440.414">
                <text:p>123876429440.41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204778114427.87">
                <text:p>7204778114427.87</text:p>
              </table:table-cell>
              <table:table-cell office:value-type="float" office:value="110384066583.036">
                <text:p>110384066583.03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899852433589.04">
                <text:p>6899852433589.04</text:p>
              </table:table-cell>
              <table:table-cell office:value-type="float" office:value="97128506614.0524">
                <text:p>97128506614.052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6596974762112.97">
                <text:p>6596974762112.97</text:p>
              </table:table-cell>
              <table:table-cell office:value-type="float" office:value="86008395562.1421">
                <text:p>86008395562.142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314380208085.18">
                <text:p>6314380208085.18</text:p>
              </table:table-cell>
              <table:table-cell office:value-type="float" office:value="76228132586.3236">
                <text:p>76228132586.323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042341220751.24">
                <text:p>6042341220751.24</text:p>
              </table:table-cell>
              <table:table-cell office:value-type="float" office:value="67366296655.9741">
                <text:p>67366296655.974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779156397825.29">
                <text:p>5779156397825.29</text:p>
              </table:table-cell>
              <table:table-cell office:value-type="float" office:value="59666983127.4547">
                <text:p>59666983127.4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